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rvey star trek</text:p>
      <text:p text:style-name="Standard"/>
      <text:p text:style-name="Standard">What is your least favourite star trek series?</text:p>
      <text:p text:style-name="Standard"/>
      <text:p text:style-name="Standard">Which start trek film(s) do you like most? Max 3</text:p>
      <text:p text:style-name="Standard"/>
      <text:p text:style-name="Standard">Who is your least favourite star trek character?</text:p>
      <text:p text:style-name="Standard"/>
      <text:p text:style-name="Standard">If you could choose which ship would you pilot?</text:p>
      <text:p text:style-name="Standard"/>
      <text:p text:style-name="Standard">Which actor would you choose to portrait Mr. Spock in a possible new series reload?</text:p>
      <text:p text:style-name="Standard"/>
      <text:p text:style-name="Standard">Do you have a good idea for a new Star Trek spin-off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ya dv</meta:initial-creator>
    <meta:creation-date>2019-06-15T10:09:29.28</meta:creation-date>
    <dc:date>2019-06-15T15:17:22.20</dc:date>
    <dc:creator>Katya dv</dc:creator>
    <meta:editing-duration>PT4H52M41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7" meta:word-count="65" meta:character-count="341"/>
  </office:meta>
</office:document-meta>
</file>